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2D0063963309FB0B7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55cm" fo:min-width="4.05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55cm" fo:min-width="3.175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35cm" fo:min-width="6.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cm" svg:height="15.748cm" svg:x="0cm" svg:y="-0.011cm">
          <draw:image xlink:href="Pictures/1000000000000500000002D0063963309FB0B71A.png" xlink:type="simple" xlink:show="embed" xlink:actuate="onLoad">
            <text:p/>
          </draw:image>
        </draw:frame>
        <draw:custom-shape draw:style-name="gr2" draw:text-style-name="P2" draw:layer="layout" svg:width="5.2cm" svg:height="1.6cm" svg:x="2.4cm" svg:y="7.6cm">
          <text:p text:style-name="P1">ROI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2cm" svg:height="1.6cm" svg:x="11.8cm" svg:y="0.2cm">
          <text:p text:style-name="P1">Direction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7.4cm" svg:height="1.6cm" svg:x="18.4cm" svg:y="5.4cm">
          <text:p text:style-name="P1">PC Segmentation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7.4cm" svg:height="1.6cm" svg:x="14.8cm" svg:y="13cm">
          <text:p text:style-name="P1">Snapshot Threshold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9:16:51.818847658</meta:creation-date>
    <dc:date>2019-12-03T19:21:14.280845974</dc:date>
    <meta:editing-duration>PT4M29S</meta:editing-duration>
    <meta:editing-cycles>1</meta:editing-cycles>
    <meta:generator>LibreOffice/6.0.7.3$Linux_X86_64 LibreOffice_project/00m0$Build-3</meta:generator>
    <meta:document-statistic meta:object-count="28"/>
  </office:meta>
</office:document-meta>
</file>